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d984" officeooo:paragraph-rsid="001ad9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s for writing up methods for visium alignment:</text:p>
      <text:p text:style-name="P1">-explain why selection of sidak correction</text:p>
      <text:p text:style-name="P1">- explain the need for nearest neighbors within the digital spot creation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eru Peterson</meta:initial-creator>
    <meta:creation-date>2022-12-05T16:56:26.400196292</meta:creation-date>
    <dc:date>2022-12-06T11:11:34.144760372</dc:date>
    <dc:creator>Zeru Peterson</dc:creator>
    <meta:editing-duration>PT18H4M57S</meta:editing-duration>
    <meta:editing-cycles>1</meta:editing-cycles>
    <meta:document-statistic meta:table-count="0" meta:image-count="0" meta:object-count="0" meta:page-count="1" meta:paragraph-count="3" meta:word-count="26" meta:character-count="165" meta:non-whitespace-character-count="142"/>
    <meta:generator>LibreOffice/6.0.7.3$Linux_X86_64 LibreOffice_project/00m0$Build-3</meta:generator>
  </office:meta>
</office:document-meta>
</file>